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3"/>
    <style:style style:name="P8" style:family="paragraph" style:parent-style-name="Text_20_body">
      <style:paragraph-properties fo:margin-left="0.09cm" fo:margin-right="0.09cm" fo:text-indent="-22.259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22222" style:text-line-through-style="none" style:font-name="sans-serif" fo:font-size="8.85000038146973pt" fo:letter-spacing="normal" fo:language="es" fo:country="ES" fo:font-style="normal" style:text-underline-style="none" fo:font-weight="normal" style:text-blinking="false" fo:background-color="#ffffff" style:font-weight-asian="bold" style:font-weight-complex="bold"/>
    </style:style>
    <style:style style:name="T4" style:family="text">
      <style:text-properties fo:font-variant="normal" fo:text-transform="none" fo:color="#222222" style:text-line-through-style="none" fo:letter-spacing="normal" style:text-underline-style="none" fo:font-weight="bold" style:text-blinking="false" fo:background-color="#fffff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13. LLVM. Grupo B.</text:p>
      <text:p text:style-name="P4"/>
      <text:p text:style-name="P4">¿Qué es LLVM? Describirlo y ajustar sus herramientas a la estructura de un compilador.</text:p>
      <text:p text:style-name="P4"/>
      <text:p text:style-name="P4">LLVM es una infraestructura para desarrollar compiladores. </text:p>
      <text:list xml:id="list6313267174398306998" text:style-name="L1">
        <text:list-header>
          <text:p text:style-name="P6"><text:span text:style-name="T1"/></text:p>
        </text:list-header>
        <text:list-item>
          <text:p text:style-name="P6"><text:span text:style-name="T1">Escrita a su vez en el lenguaje de programación C++. </text:span></text:p>
          <text:p text:style-name="P6"><text:span text:style-name="T1"/></text:p>
        </text:list-item>
        <text:list-item>
          <text:p text:style-name="P6"><text:span text:style-name="T1">Está diseñada para optimizar:</text:span></text:p>
          <text:p text:style-name="P6"><text:span text:style-name="T1"><text:s/>- el tiempo de compilación</text:span></text:p>
          <text:p text:style-name="P6"><text:span text:style-name="T1"><text:s/>- el tiempo de enlazado</text:span></text:p>
          <text:p text:style-name="P6"><text:span text:style-name="T1"><text:s/>- el tiempo de ejecución en cualquier lenguaje de programación </text:span></text:p>
          <text:p text:style-name="P6"><text:span text:style-name="T1"><text:s text:c="3"/>que el usuario quiera definir.</text:span></text:p>
        </text:list-item>
      </text:list>
      <text:p text:style-name="Standard"><text:span text:style-name="T1"/></text:p>
      <text:p text:style-name="Standard"><text:span text:style-name="T1">Anteriormente conocido como Low Level Virtual Machine , o Maquina Virtual de Nivel Bajo.</text:span></text:p>
      <text:p text:style-name="P4"/>
      <text:p text:style-name="P4">Esta infraestructura suministra las capas intermedias de un sistema de compilado completo, tomando el código en lenguaje intermedio llamado “forma intermedia” también conocida </text:p>
      <text:p text:style-name="Standard"><text:span text:style-name="T1">como</text:span><text:span text:style-name="T2"> IF</text:span><text:span text:style-name="T1"> generado por la cadena de herramientas </text:span><text:span text:style-name="T2">GCC </text:span><text:span text:style-name="T1">( conjunto de compiladores creados</text:span></text:p>
      <text:p text:style-name="Standard"><text:span text:style-name="T1">por el proyecto GNU*. </text:span><text:span text:style-name="T2">GCC </text:span><text:span text:style-name="T1">es software libre y lo distribuye la Free Software Foundation (FSF)</text:span></text:p>
      <text:p text:style-name="Standard"><text:span text:style-name="T1">bajo la licencia general pública de GPL*), permitiendo así que sea utilizado con todos los </text:span></text:p>
      <text:p text:style-name="Standard"><text:span text:style-name="T1">lenguajes <text:s/>que son aceptados por </text:span><text:span text:style-name="T2">GCC.</text:span></text:p>
      <text:p text:style-name="Standard"><text:span text:style-name="T1"/></text:p>
      <text:p text:style-name="Standard"><text:span text:style-name="T1">El proyecto </text:span><text:span text:style-name="T2">GNU </text:span><text:span text:style-name="T1">es un conjunto de compiladores. Se consideran estándar para los sistemas operativos derivados de UNIX, de código abierto y también de propietarios como Mac OS X.</text:span></text:p>
      <text:p text:style-name="Standard"><text:span text:style-name="T1"/></text:p>
      <text:p text:style-name="P1">GPL <text:span text:style-name="T1">es la </text:span>Licencia Pública General de GNU<text:span text:style-name="T1">. Es una licencia de derecho de autor ampliamente </text:span></text:p>
      <text:p text:style-name="P1"><text:span text:style-name="T1">basada en el mundo del software libre y código abierto, y garantiza a los usuarios finales, la libertad de usar estudiar, compartir y modificar el software. </text:span></text:p>
      <text:p text:style-name="P1"><text:span text:style-name="T1">Tiene doble propósito:</text:span></text:p>
      <text:list xml:id="list7651837977174363316" text:style-name="L2">
        <text:list-item>
          <text:p text:style-name="P2"><text:span text:style-name="T1">Declarar que el software cubierto por esta licencia es libre</text:span></text:p>
          <text:p text:style-name="P2"><text:span text:style-name="T1"/></text:p>
        </text:list-item>
        <text:list-item>
          <text:p text:style-name="P2"><text:span text:style-name="T1">Protegerlo de intentos de apropiación.</text:span></text:p>
        </text:list-item>
      </text:list>
      <text:p text:style-name="P1"><text:span text:style-name="T1"/></text:p>
      <text:p text:style-name="P1"><text:span text:style-name="T1">Volviendo a </text:span>LLVM,<text:span text:style-name="T1"> permite un conjunto de instrucciones y sistemas de tipos independientes del lenguaje. Cada instrucción está en una forma estática de asignación, es decir, que cada variable</text:span></text:p>
      <text:p text:style-name="P1"><text:span text:style-name="T1">es asignada a una sola vez y congelado. </text:span></text:p>
      <text:p text:style-name="P1"><text:span text:style-name="T1">Dicha acción ayuda a simplificar el análisis de las dependencias entre variables. LLVM permite que el código sea compilado estáticamente, al igual que lo es bajo el sistema GCC tradicional, o por el contrario que se deje para una compilación tardía desde la </text:span>IF <text:span text:style-name="T1">a código máquina en una compilación </text:span></text:p>
      <text:p text:style-name="P1"><text:span text:style-name="T1">en tiempo de ejecución de manera similar a como lo hace </text:span>Java<text:span text:style-name="T1">. </text:span></text:p>
      <text:p text:style-name="P1"><text:span text:style-name="T1"/></text:p>
      <text:p text:style-name="P1"><text:span text:style-name="T1">Actualmente, LLVM es una “marca” que se aplica al proyecto paraguas, la representación intermedia LLVM, el depurador LLVM, la biblioteca estándar de C++ definida por LLVM.</text:span></text:p>
      <text:p text:style-name="P1"><text:span text:style-name="T1"/></text:p>
      <text:p text:style-name="Standard"><text:span text:style-name="T1"/></text:p>
      <text:list xml:id="list5094829722083688974" text:style-name="L3">
        <text:list-header>
          <text:p text:style-name="P7"><text:span text:style-name="T1"/></text:p>
          <text:p text:style-name="P7"><text:span text:style-name="T1"><text:s text:c="14"/></text:span></text:p>
        </text:list-header>
      </text:list>
      <text:p text:style-name="P1"><text:span text:style-name="T1"/></text:p>
      <text:p text:style-name="P1"><text:span text:style-name="T1"/></text:p>
      <text:p text:style-name="Standard"><text:a xlink:type="simple" xlink:href="https://es.wikipedia.org/wiki/GNU_Compiler_Collection" text:style-name="Internet_20_link" text:visited-style-name="Visited_20_Internet_20_Link"><text:span text:style-name="T4"/></text:a></text:p>
      <text:p text:style-name="Standard"><text:a xlink:type="simple" xlink:href="https://es.wikipedia.org/wiki/GNU_Compiler_Collection" text:style-name="Internet_20_link" text:visited-style-name="Visited_20_Internet_20_Link"><text:span text:style-name="T4"/></text:a></text:p>
      <text:p text:style-name="Standard"><text:soft-page-break/><text:a xlink:type="simple" xlink:href="https://es.wikipedia.org/wiki/GNU_Compiler_Collection" text:style-name="Internet_20_link" text:visited-style-name="Visited_20_Internet_20_Link"><text:span text:style-name="T4"/></text:a></text:p>
      <text:p text:style-name="Standard"><text:span text:style-name="T3"/>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14T19:37:19</meta:creation-date>
    <meta:document-statistic meta:table-count="0" meta:image-count="0" meta:object-count="0" meta:page-count="2" meta:paragraph-count="28" meta:word-count="376" meta:character-count="2302"/>
    <dc:date>2019-11-14T20:55:32</dc:date>
    <dc:creator>Benito Jódar Álvarez</dc:creator>
    <meta:editing-duration>PT8M5S</meta:editing-duration>
    <meta:editing-cycles>1</meta:editing-cycles>
    <meta:generator>OpenOffice/4.1.7$Unix OpenOffice.org_project/417m1$Build-9800</meta:generator>
  </office:meta>
</office:document-meta>
</file>